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108]&gt;</text:placeholder></text:p>
          </table:table-cell>
          <table:table-cell table:style-name="Tabla4.A2" office:value-type="string">
            <text:p text:style-name="P66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2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0:10.804529906</dc:date>
    <meta:editing-duration>P2DT2H19M36S</meta:editing-duration>
    <meta:editing-cycles>341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20" meta:character-count="1779" meta:non-whitespace-character-count="1691"/>
  </office:meta>
</office:document-meta>
</file>